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afea7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2">
      <style:text-properties officeooo:paragraph-rsid="000c0d70"/>
    </style:style>
    <style:style style:name="P4" style:family="paragraph" style:parent-style-name="Standard" style:list-style-name="L2">
      <style:text-properties officeooo:paragraph-rsid="000d3e2e"/>
    </style:style>
    <style:style style:name="P5" style:family="paragraph" style:parent-style-name="Standard" style:list-style-name="L2">
      <style:text-properties fo:language="en" fo:country="US" officeooo:paragraph-rsid="000d3e2e"/>
    </style:style>
    <style:style style:name="P6" style:family="paragraph" style:parent-style-name="Standard" style:list-style-name="L3">
      <style:text-properties officeooo:paragraph-rsid="000c0d70"/>
    </style:style>
    <style:style style:name="P7" style:family="paragraph" style:parent-style-name="Standard" style:list-style-name="L3">
      <style:text-properties fo:language="en" fo:country="US" officeooo:paragraph-rsid="000c0d70"/>
    </style:style>
    <style:style style:name="P8" style:family="paragraph" style:parent-style-name="Standard" style:list-style-name="L4">
      <style:text-properties officeooo:paragraph-rsid="000c0d70"/>
    </style:style>
    <style:style style:name="P9" style:family="paragraph" style:parent-style-name="Standard" style:list-style-name="L5">
      <style:text-properties officeooo:paragraph-rsid="000c0d70"/>
    </style:style>
    <style:style style:name="P10" style:family="paragraph" style:parent-style-name="Standard" style:list-style-name="L6">
      <style:text-properties officeooo:paragraph-rsid="000c0d7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0d7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Database Replication</text:span></text:span></text:p>
      <text:list text:style-name="L1">
        <text:list-item>
          <text:p text:style-name="P1"><text:span text:style-name="T1">Database replication is the process of </text:span><text:span text:style-name="Strong_20_Emphasis"><text:span text:style-name="T1">copying data</text:span></text:span><text:span text:style-name="T1"> from one database server to another.</text:span></text:p>
        </text:list-item>
        <text:list-item>
          <text:p text:style-name="P1"><text:span text:style-name="T1">It follows a </text:span><text:span text:style-name="Strong_20_Emphasis"><text:span text:style-name="T1">Primary-Secondary</text:span></text:span><text:span text:style-name="T1"> (Master-Slave) architecture:</text:span></text:p>
          <text:list>
            <text:list-item>
              <text:p text:style-name="P1"><text:span text:style-name="Strong_20_Emphasis"><text:span text:style-name="T1">Primary (Master)</text:span></text:span></text:p>
              <text:list>
                <text:list-item>
                  <text:p text:style-name="P1"><text:span text:style-name="T1">Handles </text:span><text:span text:style-name="Strong_20_Emphasis"><text:span text:style-name="T1">write</text:span></text:span><text:span text:style-name="T1"> operations (INSERT, UPDATE, DELETE).</text:span></text:p>
                </text:list-item>
              </text:list>
            </text:list-item>
            <text:list-item>
              <text:p text:style-name="P1"><text:span text:style-name="Strong_20_Emphasis"><text:span text:style-name="T1">Secondary (Replica/Slave)</text:span></text:span></text:p>
              <text:list>
                <text:list-item>
                  <text:p text:style-name="P1"><text:span text:style-name="T1">Maintains an </text:span><text:span text:style-name="Strong_20_Emphasis"><text:span text:style-name="T1">exact copy</text:span></text:span><text:span text:style-name="T1"> of the primary database and handles </text:span><text:span text:style-name="Strong_20_Emphasis"><text:span text:style-name="T1">read</text:span></text:span><text:span text:style-name="T1"> operations.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rong_20_Emphasis"><text:span text:style-name="T1">Key Features of Database Replication</text:span></text:span></text:p>
      <text:list text:style-name="L2">
        <text:list-item>
          <text:p text:style-name="P3"><text:span text:style-name="Strong_20_Emphasis"><text:span text:style-name="T1">Redundancy</text:span></text:span></text:p>
          <text:list>
            <text:list-item>
              <text:p text:style-name="P3"><text:span text:style-name="T1">Ensures a </text:span><text:span text:style-name="Strong_20_Emphasis"><text:span text:style-name="T1">backup copy</text:span></text:span><text:span text:style-name="T1"> of data on multiple servers.</text:span></text:p>
            </text:list-item>
            <text:list-item>
              <text:p text:style-name="P3"><text:span text:style-name="T1">Provides </text:span><text:span text:style-name="Strong_20_Emphasis"><text:span text:style-name="T1">high availability</text:span></text:span><text:span text:style-name="T1"> in case of failure.</text:span></text:p>
            </text:list-item>
          </text:list>
        </text:list-item>
        <text:list-item>
          <text:p text:style-name="P3"><text:span text:style-name="Strong_20_Emphasis"><text:span text:style-name="T1">Primary-Secondary Architecture</text:span></text:span></text:p>
          <text:list>
            <text:list-item>
              <text:p text:style-name="P4"><text:span text:style-name="T1">The </text:span><text:span text:style-name="Strong_20_Emphasis"><text:span text:style-name="T1">primary database</text:span></text:span><text:span text:style-name="T1"> handles </text:span><text:span text:style-name="Strong_20_Emphasis"><text:span text:style-name="T1">write</text:span></text:span><text:span text:style-name="T1"> operations:</text:span></text:p>
              <text:list>
                <text:list-item>
                  <text:p text:style-name="P5">CREATE,</text:p>
                </text:list-item>
                <text:list-item>
                  <text:p text:style-name="P5">UPDATE,</text:p>
                </text:list-item>
                <text:list-item>
                  <text:p text:style-name="P5">DELETE.</text:p>
                </text:list-item>
              </text:list>
            </text:list-item>
            <text:list-item>
              <text:p text:style-name="P4"><text:span text:style-name="T1">The </text:span><text:span text:style-name="Strong_20_Emphasis"><text:span text:style-name="T1">secondary databases</text:span></text:span><text:span text:style-name="T1"> handle </text:span><text:span text:style-name="Strong_20_Emphasis"><text:span text:style-name="T1">read</text:span></text:span><text:span text:style-name="T1"> operations only:</text:span></text:p>
              <text:list>
                <text:list-item>
                  <text:p text:style-name="P5">SELECT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Failover Support</text:span></text:span></text:p>
          <text:list>
            <text:list-item>
              <text:p text:style-name="P3"><text:span text:style-name="T1">If the </text:span><text:span text:style-name="Strong_20_Emphasis"><text:span text:style-name="T1">primary database fails</text:span></text:span><text:span text:style-name="T1">,</text:span></text:p>
            </text:list-item>
            <text:list-item>
              <text:p text:style-name="P3"><text:span text:style-name="T1">One of the </text:span><text:span text:style-name="Strong_20_Emphasis"><text:span text:style-name="T1">secondary databases</text:span></text:span><text:span text:style-name="T1"> is </text:span><text:span text:style-name="Strong_20_Emphasis"><text:span text:style-name="T1">promoted</text:span></text:span><text:span text:style-name="T1"> to become the new </text:span><text:span text:style-name="Strong_20_Emphasis"><text:span text:style-name="T1">primary</text:span></text:span><text:span text:style-name="T1"> database.</text:span></text:p>
            </text:list-item>
          </text:list>
        </text:list-item>
        <text:list-item>
          <text:p text:style-name="P3"><text:span text:style-name="Strong_20_Emphasis"><text:span text:style-name="T1">Read Scalability</text:span></text:span></text:p>
          <text:list>
            <text:list-item>
              <text:p text:style-name="P3"><text:span text:style-name="T1">Read queries are </text:span><text:span text:style-name="Strong_20_Emphasis"><text:span text:style-name="T1">distributed</text:span></text:span><text:span text:style-name="T1"> across secondary database servers.</text:span></text:p>
            </text:list-item>
            <text:list-item>
              <text:p text:style-name="P3"><text:span text:style-name="T1">This </text:span><text:span text:style-name="Strong_20_Emphasis"><text:span text:style-name="T1">reduces the load</text:span></text:span><text:span text:style-name="T1"> on the primary database.</text:span></text:p>
            </text:list-item>
          </text:list>
        </text:list-item>
      </text:list>
      <text:p text:style-name="P2"/>
      <text:p text:style-name="Standard"><text:span text:style-name="Strong_20_Emphasis"><text:span text:style-name="T1">Purposes of Database Replication</text:span></text:span></text:p>
      <text:list text:style-name="L3">
        <text:list-item>
          <text:p text:style-name="P6"><text:span text:style-name="Strong_20_Emphasis"><text:span text:style-name="T1">To Improve Read Performance</text:span></text:span></text:p>
          <text:list>
            <text:list-item>
              <text:p text:style-name="P6"><text:span text:style-name="Strong_20_Emphasis"><text:span text:style-name="T1">Read operations</text:span></text:span><text:span text:style-name="T1"> are usually more frequent than </text:span><text:span text:style-name="Strong_20_Emphasis"><text:span text:style-name="T1">write operations</text:span></text:span><text:span text:style-name="T1">.</text:span></text:p>
            </text:list-item>
            <text:list-item>
              <text:p text:style-name="P7">Users expect:</text:p>
              <text:list>
                <text:list-item>
                  <text:p text:style-name="P6"><text:span text:style-name="Strong_20_Emphasis"><text:span text:style-name="T1">Fast read</text:span></text:span><text:span text:style-name="T1"> queries.</text:span></text:p>
                </text:list-item>
                <text:list-item>
                  <text:p text:style-name="P6"><text:span text:style-name="Strong_20_Emphasis"><text:span text:style-name="T1">More tolerance</text:span></text:span><text:span text:style-name="T1"> for slow write queries.</text:span></text:p>
                </text:list-item>
              </text:list>
            </text:list-item>
            <text:list-item>
              <text:p text:style-name="P6"><text:span text:style-name="T1">Reads and writes are </text:span><text:span text:style-name="Strong_20_Emphasis"><text:span text:style-name="T1">handled separately</text:span></text:span><text:span text:style-name="T1"> on different database servers:</text:span></text:p>
            </text:list-item>
            <text:list-item>
              <text:p text:style-name="P6"><text:span text:style-name="T1">One database server is set as the </text:span><text:span text:style-name="Strong_20_Emphasis"><text:span text:style-name="T1">primary</text:span></text:span><text:span text:style-name="T1">.</text:span></text:p>
            </text:list-item>
            <text:list-item>
              <text:p text:style-name="P6"><text:span text:style-name="T1">Other database servers are set as </text:span><text:span text:style-name="Strong_20_Emphasis"><text:span text:style-name="T1">secondary</text:span></text:span><text:span text:style-name="T1"> replicas.</text:span></text:p>
            </text:list-item>
            <text:list-item>
              <text:p text:style-name="P6"><text:span text:style-name="T1">A </text:span><text:span text:style-name="Strong_20_Emphasis"><text:span text:style-name="T1">fast connection</text:span></text:span><text:span text:style-name="T1"> is maintained between the primary and secondary databases.</text:span></text:p>
            </text:list-item>
            <text:list-item>
              <text:p text:style-name="P6"><text:span text:style-name="T1">Write operations are allowed only on the </text:span><text:span text:style-name="Strong_20_Emphasis"><text:span text:style-name="T1">primary</text:span></text:span><text:span text:style-name="T1"> database.</text:span></text:p>
            </text:list-item>
            <text:list-item>
              <text:p text:style-name="P6"><text:span text:style-name="T1">Read operations are distributed among </text:span><text:span text:style-name="Strong_20_Emphasis"><text:span text:style-name="T1">secondary</text:span></text:span><text:span text:style-name="T1"> databases.</text:span></text:p>
            </text:list-item>
          </text:list>
        </text:list-item>
        <text:list-item>
          <text:p text:style-name="P6"><text:span text:style-name="Strong_20_Emphasis"><text:span text:style-name="T1">To Ensure High Availability</text:span></text:span></text:p>
          <text:list>
            <text:list-item>
              <text:p text:style-name="P6"><text:span text:style-name="T1">If the </text:span><text:span text:style-name="Strong_20_Emphasis"><text:span text:style-name="T1">primary database fails</text:span></text:span><text:span text:style-name="T1">,</text:span></text:p>
            </text:list-item>
            <text:list-item>
              <text:p text:style-name="P6"><text:span text:style-name="T1">One of the </text:span><text:span text:style-name="Strong_20_Emphasis"><text:span text:style-name="T1">secondary databases is promoted</text:span></text:span><text:span text:style-name="T1"> as the new </text:span><text:span text:style-name="Strong_20_Emphasis"><text:span text:style-name="T1">primary</text:span></text:span><text:span text:style-name="T1">.</text:span></text:p>
            </text:list-item>
          </text:list>
        </text:list-item>
        <text:list-item>
          <text:p text:style-name="P6"><text:span text:style-name="Strong_20_Emphasis"><text:span text:style-name="T1">For Disaster Recovery</text:span></text:span></text:p>
          <text:list>
            <text:list-item>
              <text:p text:style-name="P6"><text:span text:style-name="T1">Since a </text:span><text:span text:style-name="Strong_20_Emphasis"><text:span text:style-name="T1">replica</text:span></text:span><text:span text:style-name="T1"> exists, data can be </text:span><text:span text:style-name="Strong_20_Emphasis"><text:span text:style-name="T1">easily backed up</text:span></text:span><text:span text:style-name="T1">.</text:span></text:p>
            </text:list-item>
          </text:list>
        </text:list-item>
      </text:list>
      <text:p text:style-name="P2"/>
      <text:p text:style-name="Standard"><text:span text:style-name="Strong_20_Emphasis"><text:span text:style-name="T1">Benefits of Database Replication</text:span></text:span></text:p>
      <text:list text:style-name="L4">
        <text:list-item>
          <text:p text:style-name="P8"><text:span text:style-name="Strong_20_Emphasis"><text:span text:style-name="T1">High Availability</text:span></text:span></text:p>
          <text:list>
            <text:list-item>
              <text:p text:style-name="P8"><text:span text:style-name="T1">Ensures system </text:span><text:span text:style-name="Strong_20_Emphasis"><text:span text:style-name="T1">uptime</text:span></text:span><text:span text:style-name="T1"> even during failures.</text:span></text:p>
            </text:list-item>
          </text:list>
        </text:list-item>
        <text:list-item>
          <text:p text:style-name="P8"><text:span text:style-name="Strong_20_Emphasis"><text:span text:style-name="T1">Read Scalability</text:span></text:span></text:p>
          <text:list>
            <text:list-item>
              <text:p text:style-name="P8"><text:span text:style-name="T1">Read operations are </text:span><text:span text:style-name="Strong_20_Emphasis"><text:span text:style-name="T1">distributed</text:span></text:span><text:span text:style-name="T1"> among multiple replica databases.</text:span></text:p>
            </text:list-item>
          </text:list>
        </text:list-item>
        <text:list-item>
          <text:p text:style-name="P8"><text:span text:style-name="Strong_20_Emphasis"><text:span text:style-name="T1">Disaster Recovery</text:span></text:span></text:p>
          <text:list>
            <text:list-item>
              <text:p text:style-name="P8"><text:span text:style-name="Strong_20_Emphasis"><text:span text:style-name="T1">Prevents data loss</text:span></text:span><text:span text:style-name="T1"> by keeping copies on multiple servers.</text:span></text:p>
            </text:list-item>
          </text:list>
        </text:list-item>
      </text:list>
      <text:p text:style-name="P2"/>
      <text:p text:style-name="Standard"><text:soft-page-break/><text:span text:style-name="Strong_20_Emphasis"><text:span text:style-name="T1">Drawbacks of Database Replication</text:span></text:span></text:p>
      <text:list text:style-name="L5">
        <text:list-item>
          <text:p text:style-name="P9"><text:span text:style-name="Strong_20_Emphasis"><text:span text:style-name="T1">Replication Lag</text:span></text:span></text:p>
          <text:list>
            <text:list-item>
              <text:p text:style-name="P9"><text:span text:style-name="T1">There can be a </text:span><text:span text:style-name="Strong_20_Emphasis"><text:span text:style-name="T1">delay</text:span></text:span><text:span text:style-name="T1"> in synchronization between the </text:span><text:span text:style-name="Strong_20_Emphasis"><text:span text:style-name="T1">primary</text:span></text:span><text:span text:style-name="T1"> and </text:span><text:span text:style-name="Strong_20_Emphasis"><text:span text:style-name="T1">secondary</text:span></text:span><text:span text:style-name="T1"> databases.</text:span></text:p>
            </text:list-item>
          </text:list>
        </text:list-item>
        <text:list-item>
          <text:p text:style-name="P9"><text:span text:style-name="Strong_20_Emphasis"><text:span text:style-name="T1">Increased Storage Requirements</text:span></text:span></text:p>
          <text:list>
            <text:list-item>
              <text:p text:style-name="P9"><text:span text:style-name="T1">Since data is </text:span><text:span text:style-name="Strong_20_Emphasis"><text:span text:style-name="T1">copied to multiple servers</text:span></text:span><text:span text:style-name="T1">, more </text:span><text:span text:style-name="Strong_20_Emphasis"><text:span text:style-name="T1">storage space</text:span></text:span><text:span text:style-name="T1"> is needed.</text:span></text:p>
            </text:list-item>
          </text:list>
        </text:list-item>
        <text:list-item>
          <text:p text:style-name="P9"><text:span text:style-name="Strong_20_Emphasis"><text:span text:style-name="T1">No Improvement in Write Performance</text:span></text:span></text:p>
          <text:list>
            <text:list-item>
              <text:p text:style-name="P9"><text:span text:style-name="T1">Only </text:span><text:span text:style-name="Strong_20_Emphasis"><text:span text:style-name="T1">read performance</text:span></text:span><text:span text:style-name="T1"> is improved,</text:span></text:p>
            </text:list-item>
            <text:list-item>
              <text:p text:style-name="P9"><text:span text:style-name="T2">W</text:span><text:span text:style-name="T1">hile </text:span><text:span text:style-name="Strong_20_Emphasis"><text:span text:style-name="T1">write queries</text:span></text:span><text:span text:style-name="T1"> still depend on the primary database.</text:span></text:p>
            </text:list-item>
          </text:list>
        </text:list-item>
      </text:list>
      <text:p text:style-name="P2"/>
      <text:p text:style-name="Standard"><text:span text:style-name="Strong_20_Emphasis"><text:span text:style-name="T1">Example of Database Replication</text:span></text:span></text:p>
      <text:list text:style-name="L6">
        <text:list-item>
          <text:p text:style-name="P10"><text:span text:style-name="T1">For </text:span><text:span text:style-name="Strong_20_Emphasis"><text:span text:style-name="T1">MySQL</text:span></text:span><text:span text:style-name="T1">, replication can be set up by modifying the configuration file:</text:span></text:p>
          <text:list>
            <text:list-item>
              <text:p text:style-name="P10"><text:span text:style-name="Strong_20_Emphasis"><text:span text:style-name="T1">Configure the Primary Database (Master):</text:span></text:span></text:p>
              <text:list>
                <text:list-item>
                  <text:p text:style-name="P10"><text:span text:style-name="T1">Set up the </text:span><text:span text:style-name="Strong_20_Emphasis"><text:span text:style-name="T1">primary database</text:span></text:span><text:span text:style-name="T1"> as the </text:span><text:span text:style-name="Strong_20_Emphasis"><text:span text:style-name="T1">Master</text:span></text:span><text:span text:style-name="T1">.</text:span></text:p>
                </text:list-item>
              </text:list>
            </text:list-item>
            <text:list-item>
              <text:p text:style-name="P10"><text:span text:style-name="Strong_20_Emphasis"><text:span text:style-name="T1">Configure the Secondary Database (Replica):</text:span></text:span></text:p>
              <text:list>
                <text:list-item>
                  <text:p text:style-name="P10"><text:span text:style-name="T1">Set up the </text:span><text:span text:style-name="Strong_20_Emphasis"><text:span text:style-name="T1">secondary database</text:span></text:span><text:span text:style-name="T1"> as the </text:span><text:span text:style-name="Strong_20_Emphasis"><text:span text:style-name="T1">Slave</text:span></text:span><text:span text:style-name="T1">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6T22:38:33.303995500</meta:creation-date>
    <dc:date>2025-03-27T00:07:56.809655900</dc:date>
    <meta:editing-duration>PT47M28S</meta:editing-duration>
    <meta:editing-cycles>8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62" meta:word-count="421" meta:character-count="2573" meta:non-whitespace-character-count="2270"/>
  </office:meta>
</office:document-meta>
</file>